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widows="2" fo:orphans="2" fo:break-before="page" fo:margin-top="0.0833in" fo:margin-bottom="0.0833in" fo:line-height="100%" style:page-number="1"/>
      <style:text-properties style:font-name="Georgia" style:font-name-asian="Georgia" style:font-name-complex="Georgia" fo:color="#000000" fo:font-size="21.5pt" style:font-size-asian="21.5pt" style:font-size-complex="21.5pt"/>
    </style:style>
    <style:style style:name="P2" style:parent-style-name="Standard" style:family="paragraph">
      <style:paragraph-properties fo:widows="2" fo:orphans="2" fo:margin-top="0.0833in" fo:margin-bottom="0.0833in" fo:line-height="100%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color="#000000" fo:font-size="10.5pt" style:font-size-asian="10.5pt" style:font-size-complex="10.5pt"/>
    </style:style>
    <style:style style:name="T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5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7" style:parent-style-name="Hyperlink" style:family="text">
      <style:text-properties style:font-name="Arial" style:font-name-complex="Arial" fo:font-size="10.5pt" style:font-size-asian="10.5pt" style:font-size-complex="10.5pt"/>
    </style:style>
    <style:style style:name="T8" style:parent-style-name="DefaultParagraphFont" style:family="text">
      <style:text-properties style:font-name="Arial" style:font-name-complex="Arial" fo:font-size="10.5pt" style:font-size-asian="10.5pt" style:font-size-complex="10.5pt"/>
    </style:style>
    <style:style style:name="P9" style:parent-style-name="Heading2" style:family="paragraph">
      <style:paragraph-properties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10" style:parent-style-name="DefaultParagraphFont" style:family="text">
      <style:text-properties style:font-name="Georgia" style:font-name-asian="Georgia" style:font-name-complex="Georgia" fo:font-weight="bold" style:font-weight-asian="bold" fo:color="#000000"/>
    </style:style>
    <style:style style:name="P11" style:parent-style-name="Standard" style:family="paragraph">
      <style:paragraph-properties fo:margin-top="0.0833in" fo:margin-bottom="0.0833in" fo:background-color="#FFFFFF"/>
    </style:style>
    <style:style style:name="T1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3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4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15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6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1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18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1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0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21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2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23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4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5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26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T27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 fo:language="de" fo:country="AT"/>
    </style:style>
    <style:style style:name="T28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 fo:language="de" fo:country="AT"/>
    </style:style>
    <style:style style:name="T29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30" style:parent-style-name="Standard" style:family="paragraph">
      <style:paragraph-properties fo:widows="2" fo:orphans="2"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31" style:parent-style-name="DefaultParagraphFont" style:family="text"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P32" style:parent-style-name="Standard" style:family="paragraph">
      <style:paragraph-properties fo:widows="2" fo:orphans="2"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33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34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35" style:parent-style-name="DefaultParagraphFont" style:family="text">
      <style:text-properties style:font-name="Arial" style:font-name-complex="Arial" fo:font-size="10.5pt" style:font-size-asian="10.5pt" style:font-size-complex="10.5pt"/>
    </style:style>
    <style:style style:name="T36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37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38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39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40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41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42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43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44" style:parent-style-name="DefaultParagraphFont" style:family="text">
      <style:text-properties style:font-name="Arial" style:font-name-asian="Arial" style:font-name-complex="Arial" fo:color="#222222" fo:font-size="10.5pt" style:font-size-asian="10.5pt" style:font-size-complex="10.5pt" fo:background-color="#FFFFFF"/>
    </style:style>
    <style:style style:name="P45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46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47" style:parent-style-name="Hyperlink" style:family="text">
      <style:text-properties style:font-name="Arial" style:font-name-complex="Arial" fo:font-size="10.5pt" style:font-size-asian="10.5pt" style:font-size-complex="10.5pt" fo:background-color="#FFFFFF" fo:language="en" fo:country="US"/>
    </style:style>
    <style:style style:name="T48" style:parent-style-name="Hyperlink" style:family="text">
      <style:text-properties style:font-name="Arial" style:font-name-complex="Arial" fo:font-size="10.5pt" style:font-size-asian="10.5pt" style:font-size-complex="10.5pt" fo:background-color="#FFFFFF" fo:language="en" fo:country="US"/>
    </style:style>
    <style:style style:name="T49" style:parent-style-name="Hyperlink" style:family="text">
      <style:text-properties style:font-name="Arial" style:font-name-complex="Arial" fo:font-size="10.5pt" style:font-size-asian="10.5pt" style:font-size-complex="10.5pt" fo:background-color="#FFFFFF" fo:language="en" fo:country="US"/>
    </style:style>
    <style:style style:name="T50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51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P52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53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54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T55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T56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T57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T58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T59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60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P61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62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63" style:parent-style-name="DefaultParagraphFont" style:family="text">
      <style:text-properties style:font-name="Arial" style:font-name-complex="Arial" fo:font-size="10.5pt" style:font-size-asian="10.5pt" style:font-size-complex="10.5pt" fo:language="en" fo:country="US"/>
    </style:style>
    <style:style style:name="T64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65" style:parent-style-name="Hyperlink" style:family="text">
      <style:text-properties style:font-name="Arial" style:font-name-complex="Arial" fo:font-size="10.5pt" style:font-size-asian="10.5pt" style:font-size-complex="10.5pt" fo:language="en" fo:country="US"/>
    </style:style>
    <style:style style:name="T66" style:parent-style-name="DefaultParagraphFont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67" style:parent-style-name="Hyperlink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68" style:parent-style-name="Heading2" style:family="paragraph">
      <style:paragraph-properties fo:margin-top="0.1666in" fo:margin-bottom="0.0416in" fo:line-height="100%" fo:background-color="#FFFFFF">
        <style:tab-stops>
          <style:tab-stop style:type="left" style:position="0in"/>
        </style:tab-stops>
      </style:paragraph-properties>
    </style:style>
    <style:style style:name="T69" style:parent-style-name="DefaultParagraphFont" style:family="text">
      <style:text-properties style:font-name="Georgia" style:font-name-asian="Georgia" style:font-name-complex="Georgia" fo:font-weight="bold" style:font-weight-asian="bold" fo:color="#000000"/>
    </style:style>
    <style:style style:name="P70" style:parent-style-name="Standard" style:family="paragraph">
      <style:paragraph-properties>
        <style:tab-stops>
          <style:tab-stop style:type="left" style:position="0in"/>
        </style:tab-stops>
      </style:paragraph-properties>
    </style:style>
    <style:style style:name="T71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T72" style:parent-style-name="DefaultParagraphFont" style:family="text">
      <style:text-properties style:font-name="Arial" style:font-name-asian="Arial" style:font-name-complex="Arial" fo:font-size="10.5pt" style:font-size-asian="10.5pt" style:font-size-complex="10.5pt"/>
    </style:style>
    <style:style style:name="P73" style:parent-style-name="Standard" style:family="paragraph">
      <style:paragraph-properties fo:margin-bottom="0in">
        <style:tab-stops>
          <style:tab-stop style:type="left" style:position="0in"/>
        </style:tab-stops>
      </style:paragraph-properties>
    </style:style>
    <style:style style:name="T74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T75" style:parent-style-name="DefaultParagraphFont" style:family="text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76" style:parent-style-name="Standard" style:family="paragraph">
      <style:paragraph-properties fo:margin-bottom="0in">
        <style:tab-stops>
          <style:tab-stop style:type="left" style:position="0in"/>
        </style:tab-stops>
      </style:paragraph-properties>
      <style:text-properties fo:language="en" fo:country="US"/>
    </style:style>
    <style:style style:name="P77" style:parent-style-name="Standard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78" style:parent-style-name="Standard" style:family="paragraph">
      <style:paragraph-properties fo:keep-with-next="always" fo:keep-together="always" fo:margin-top="0.1666in" fo:margin-bottom="0.0416in" fo:background-color="#FFFFFF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79" style:parent-style-name="Heading2" style:family="paragraph">
      <style:paragraph-properties fo:margin-top="0.1666in" fo:margin-bottom="0.0416in" fo:line-height="100%" fo:background-color="#FFFFFF">
        <style:tab-stops>
          <style:tab-stop style:type="left" style:position="0in"/>
        </style:tab-stops>
      </style:paragraph-properties>
      <style:text-properties style:font-name="Georgia" style:font-name-asian="Georgia" style:font-name-complex="Georgia" fo:font-weight="bold" style:font-weight-asian="bold" fo:color="#000000"/>
    </style:style>
    <style:style style:name="P80" style:parent-style-name="Standard" style:family="paragraph"/>
    <style:style style:name="T81" style:parent-style-name="Hyperlink" style:family="text">
      <style:text-properties style:font-name="Arial" style:font-name-asian="Arial" style:font-name-complex="Arial" fo:font-size="10.5pt" style:font-size-asian="10.5pt" style:font-size-complex="10.5pt"/>
    </style:style>
    <style:style style:name="T82" style:parent-style-name="DefaultParagraphFont" style:family="text">
      <style:text-properties style:font-name="Arial" style:font-name-asian="Arial" style:font-name-complex="Arial" fo:color="#000000" fo:font-size="10.5pt" style:font-size-asian="10.5pt" style:font-size-complex="10.5pt"/>
    </style:style>
    <style:style style:name="P83" style:parent-style-name="Standard" style:family="paragraph">
      <style:paragraph-properties fo:margin-top="0.1666in" fo:margin-bottom="0in" fo:line-height="100%" fo:background-color="#FFFFFF">
        <style:tab-stops>
          <style:tab-stop style:type="left" style:position="0in"/>
        </style:tab-stops>
      </style:paragraph-properties>
    </style:style>
    <style:style style:name="T84" style:parent-style-name="DefaultParagraphFont" style:family="text">
      <style:text-properties style:font-name="Georgia" style:font-name-asian="Georgia" style:font-name-complex="Georgia" fo:font-weight="bold" style:font-weight-asian="bold" fo:font-size="13pt" style:font-size-asian="13pt" style:font-size-complex="13pt"/>
    </style:style>
    <style:style style:name="P85" style:parent-style-name="Standard" style:family="paragraph">
      <style:paragraph-properties fo:widows="2" fo:orphans="2" fo:margin-top="0.0694in" fo:margin-bottom="0.0166in" fo:line-height="100%" fo:margin-left="0.5in" fo:background-color="#FFFFFF">
        <style:tab-stops/>
      </style:paragraph-properties>
    </style:style>
  </office:automatic-styles>
  <office:body>
    <office:text text:use-soft-page-breaks="true">
      <text:p text:style-name="P1">Agata Ciabattoni</text:p>
      <text:p text:style-name="P2"><text:span text:style-name="T3">Agata Ciabattoni<text:s/></text:span><text:span text:style-name="T4">(*1971 in Ripatransone) ist eine italieniesche Informatikerin und Professorin am Institute of Logic and Computation an der </text:span><text:a xlink:href="https://de.wikipedia.org/wiki/Technische_Universität_Wien" office:target-frame-name="_top" xlink:show="replace"><text:span text:style-name="T5">Technischen Universität Wien</text:span></text:a><text:span text:style-name="T6">. Ihr Forschungsschwerpunkt liegt auf<text:s/></text:span><text:a xlink:href="https://de.wikipedia.org/wiki/Nichtklassische_Logik" office:target-frame-name="_top" xlink:show="replace"><text:span text:style-name="T7">nichtklassische Logiken</text:span></text:a><text:span text:style-name="T8">.</text:span></text:p>
      <text:list text:style-name="WWNum1" text:continue-numbering="true">
        <text:list-item>
          <text:list>
            <text:list-item>
              <text:p text:style-name="P9"><text:span text:style-name="T10">Leben</text:span></text:p>
            </text:list-item>
          </text:list>
        </text:list-item>
      </text:list>
      <text:p text:style-name="P11"><text:span text:style-name="T12">Agata Ciabattoni,</text:span><text:span text:style-name="T13"><text:s/>geboren 1971 in<text:s/></text:span><text:a xlink:href="https://de.wikipedia.org/wiki/Ripatransone" office:target-frame-name="_top" xlink:show="replace"><text:span text:style-name="T14">Ripatransone</text:span></text:a><text:span text:style-name="T15"><text:s/>in<text:s/></text:span><text:a xlink:href="https://de.wikipedia.org/wiki/Italien" office:target-frame-name="_top" xlink:show="replace"><text:span text:style-name="T16">Italien</text:span></text:a><text:span text:style-name="T17">, beendete ihr Master Studium 1994 an der<text:s/></text:span><text:a xlink:href="https://de.wikipedia.org/wiki/Universität_Bologna" office:target-frame-name="_top" xlink:show="replace"><text:span text:style-name="T18">Universität Bologna</text:span></text:a><text:span text:style-name="T19"><text:s/>und promovierte im Jahr 2000 an der<text:s/></text:span><text:a xlink:href="https://de.wikipedia.org/wiki/Universität_Mailand" office:target-frame-name="_top" xlink:show="replace"><text:span text:style-name="T20">Universität Mailand</text:span></text:a><text:span text:style-name="T21">. Anschließend erhielt sie ein im europäischen Programm für Forschungsförderung vergebenes<text:s/></text:span><text:a xlink:href="https://de.wikipedia.org/wiki/Marie-Skłodowska-Curie-Maßnahmen" office:target-frame-name="_top" xlink:show="replace"><text:span text:style-name="T22">Marie-Curie-Stipendium</text:span></text:a><text:span text:style-name="T23"><text:s/>und übersiedelte im Rahmen dessen nach Wien, wo sie bis 2006 als Forschungsassistentin an der TU Wien arbeitete. Im Jahr 2007 habilitierte sie an der selbigen<text:s/></text:span><text:span text:style-name="T24">Universität, setzte ihre Arbeit als Forschungsassistentin jedoch fort. 2011 erhielt sie den<text:s/></text:span><text:a xlink:href="https://de.wikipedia.org/wiki/Start-Preis" office:target-frame-name="_top" xlink:show="replace"><text:span text:style-name="T25">START-Preis</text:span></text:a><text:span text:style-name="T26"><text:s/>für exzellente Forschungsarbeiten.<text:s/></text:span><text:span text:style-name="T27">Seit 2012 ist sie Professorin am Institute of Logic and Co</text:span><text:span text:style-name="T28">mputation der TU Wien. Ciabattoni ist Vorstandsmitglied der Kurt-Gödel-Gesellschaft und wirkt bei der Verfassung des Jahresberichts Collegium Logicum mit.<text:s/></text:span><text:span text:style-name="T29">Sie ist verheiratet und hat ein Kind.</text:span></text:p>
      <text:list text:style-name="WWNum1" text:continue-numbering="true">
        <text:list-item>
          <text:list>
            <text:list-item>
              <text:p text:style-name="P30"><text:span text:style-name="T31">Forschung</text:span></text:p>
            </text:list-item>
            <text:list-item>
              <text:p text:style-name="P32"><text:span text:style-name="T33">Ihr Forschungsgebiet umfasst im weitesten Sinne die m</text:span><text:span text:style-name="T34">athematische Logik.</text:span><text:span text:style-name="T35"><text:s/>Aktuell beschäftigt sie sich mit der Formalisierung norm-basierter, moralischer Systeme.<text:s/></text:span><text:span text:style-name="T36">Agata Ciabattoni ist in leitender Funktion für Projekte zuständig, die von verschiedenen, großen Institutionen unterstützt werden, wie beispielswei</text:span><text:span text:style-name="T37">se durch die<text:s/></text:span><text:a xlink:href="https://de.wikipedia.org/wiki/Fonds_zur_Förderung_der_wissenschaftlichen_Forschung" office:target-frame-name="_top" xlink:show="replace"><text:span text:style-name="T38">FWF</text:span></text:a><text:span text:style-name="T39">,<text:s/></text:span><text:a xlink:href="https://de.wikipedia.org/wiki/Wiener_Wissenschafts-,_Forschungs-_und_Technologiefonds" office:target-frame-name="_top" xlink:show="replace"><text:span text:style-name="T40">WWTF</text:span></text:a><text:span text:style-name="T41"><text:s/>oder<text:s/></text:span><text:a xlink:href="https://de.wikipedia.org/wiki/Österreichische_Forschungsförderungsgesellschaft" office:target-frame-name="_top" xlink:show="replace"><text:span text:style-name="T42">FFG</text:span></text:a><text:span text:style-name="T43">.<text:s/></text:span><text:span text:style-name="T44">Im Folgenden ist eine Auswahl ihrer aktuellen und abgeschlossenen Forschungsprojektе angeführt:</text:span></text:p>
            </text:list-item>
          </text:list>
        </text:list-item>
      </text:list>
      <text:list text:style-name="LFO2" text:continue-numbering="true">
        <text:list-item>
          <text:p text:style-name="P45"><text:span text:style-name="T46">2011 – 2017: </text:span><text:a xlink:href="https://tiss.tuwien.ac.at/fpl/project/index.xhtml?id=9982" office:target-frame-name="_top" xlink:show="replace"><text:span text:style-name="T47">Non classical p</text:span><text:bookmark-start text:name="_Hlt30414127"/><text:span text:style-name="T48">r</text:span><text:bookmark-end text:name="_Hlt30414127"/><text:span text:style-name="T49">oofs: Theory, Applications and Tools</text:span></text:a><text:span text:style-name="T50"><text:s/>(START prize); gefördert durch die<text:s/></text:span><text:a xlink:href="https://en.wikipedia.org/wiki/Austrian_Science_Fund" office:target-frame-name="_top" xlink:show="replace"><text:span text:style-name="T51">FWF</text:span></text:a></text:p>
        </text:list-item>
        <text:list-item>
          <text:p text:style-name="P52"><text:span text:style-name="T53">2019 – 2020:<text:s/></text:span><text:a xlink:href="https://tiss.tuwien.ac.at/fpl/project/index.xhtml?id=1646838" office:target-frame-name="_top" xlink:show="replace"><text:span text:style-name="T54">Nor</text:span><text:bookmark-start text:name="_Hlt30417063"/><text:bookmark-start text:name="_Hlt30417064"/><text:span text:style-name="T55">m</text:span><text:bookmark-end text:name="_Hlt30417063"/><text:bookmark-end text:name="_Hlt30417064"/><text:span text:style-name="T56">-based rea</text:span><text:bookmark-start text:name="_Hlt30350672"/><text:bookmark-start text:name="_Hlt30350673"/><text:span text:style-name="T57">s</text:span><text:bookmark-end text:name="_Hlt30350672"/><text:bookmark-end text:name="_Hlt30350673"/><text:span text:style-name="T58">oning: from legal and moral traditions to AI systems</text:span></text:a><text:span text:style-name="T59">; gefördert durch die<text:s/></text:span><text:a xlink:href="https://de.wikipedia.org/wiki/Volkswagenstiftung" office:target-frame-name="_top" xlink:show="replace"><text:span text:style-name="T60">Volkswagen Stiftung</text:span></text:a></text:p>
        </text:list-item>
        <text:list-item>
          <text:p text:style-name="P61"><text:span text:style-name="T62">2017 – 2022: </text:span><text:span text:style-name="T63">WWFT</text:span><text:span text:style-name="T64"> Project; </text:span><text:a xlink:href="https://tiss.tuwien.ac.at/fpl/project/index.xhtml?id=1380621" office:target-frame-name="_top" xlink:show="replace"><text:span text:style-name="T65">Reasoning Tools for Deontic Logic and Applications to Indian Sacred Texts</text:span></text:a><text:span text:style-name="T66">; gefördert durch die<text:s/></text:span><text:a xlink:href="https://de.wikipedia.org/wiki/Wiener_Wissenschafts-,_Forschungs-_und_Technologiefonds" office:target-frame-name="_top" xlink:show="replace"><text:span text:style-name="T67">WWTF</text:span></text:a></text:p>
        </text:list-item>
      </text:list>
      <text:list text:style-name="WWNum1" text:continue-numbering="true">
        <text:list-item>
          <text:list>
            <text:list-item>
              <text:p text:style-name="P68"><text:span text:style-name="T69">Publikationen (Auswahl)</text:span></text:p>
            </text:list-item>
          </text:list>
        </text:list-item>
        <text:list-item>
          <text:p text:style-name="P70"><text:span text:style-name="T71">Im<text:s/></text:span><text:span text:style-name="T72">Januar 2020 hatte Ciabattoni einen h-Index von 22 und wurde 1544-mal zitiert (Google Scholar). Es folgt eine Auswahl ihrer meistzitierten Arbeiten: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3"><text:span text:style-name="T74">A Ciabattoni, N Galatos, K Terui (2008) From axioms to analytic rules in nonclassical logics, 3rd Annual IEE</text:span><text:span text:style-name="T75">E Symposium on Logic in Computer Scienc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7">M Baaz, A Ciabattoni, CG Fermüller (2003) Hypersequent calculi for Gödel logics—a survey, Journal of Logic and Computation</text:p>
                                </text:list-item>
                                <text:list-item>
                                  <text:p text:style-name="P78">A Ciabattoni, N Galatos, K Terui (2012) Algebraic proof theory for substructural logics:<text:s/>cut-elimination and completions, Annals of Pure and Applied Logic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1" text:continue-numbering="true">
        <text:list-item>
          <text:list>
            <text:list-item>
              <text:p text:style-name="P79">Auszeichnungen</text:p>
            </text:list-item>
          </text:list>
        </text:list-item>
      </text:list>
      <text:list text:style-name="LFO3" text:continue-numbering="true">
        <text:list-item>
          <text:p text:style-name="P80">FWF<text:s/><text:a xlink:href="https://de.wikipedia.org/wiki/Start-Preis" office:target-frame-name="_top" xlink:show="replace"><text:span text:style-name="T81">START-Preis</text:span></text:a><text:span text:style-name="T82"><text:s/>2011</text:span></text:p>
        </text:list-item>
      </text:list>
      <text:list text:style-name="WWNum1" text:continue-numbering="true">
        <text:list-item>
          <text:list>
            <text:list-item>
              <text:p text:style-name="P83"><text:span text:style-name="T84">Weblinks</text:span></text:p>
            </text:list-item>
          </text:list>
        </text:list-item>
      </text:list>
      <text:p text:style-name="P85"><text:a xlink:href="https://www.logic.at/staff/agata/profile.html" office:target-frame-name="_top" xlink:show="replace"><text:span text:style-name="Hyperlink">Agata Ciabattoni</text:span></text:a><text:s/>auf der Website der TU Wi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margin-top="0.0694in" fo:margin-bottom="0.0694in"/>
      <style:text-properties style:font-name="Times New Roman" style:font-name-asian="Times New Roman" style:font-name-complex="Times New Roman" fo:font-weight="bold" style:font-weight-asian="bold" fo:color="#000000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0277in" fo:line-height="101%"/>
      <style:text-properties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0277in" fo:line-height="101%"/>
      <style:text-properties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111in" fo:line-height="101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="Arial" style:font-name-asian="Arial" style:font-name-complex="Arial" fo:font-weight="normal" style:font-weight-asian="normal" fo:font-style="normal" style:font-style-asian="normal" fo:text-transform="none" fo:font-variant="normal" style:text-line-through-type="none" fo:color="#000000" style:text-position="0% 100%" fo:font-size="10.5pt" style:font-size-asian="10.5pt" style:font-size-complex="10.5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Arial" style:font-name-asian="Arial" style:font-name-complex="Arial" fo:font-size="10pt" style:font-size-asian="10pt" style:font-size-complex="10pt" fo:background-color="#FFFFFF"/>
    </style:style>
    <style:style style:name="ListLabel3" style:display-name="ListLabel 3" style:family="text">
      <style:text-properties style:font-name="Arial" style:font-name-asian="Arial" style:font-name-complex="Arial" fo:color="#1155CC" fo:font-size="10.5pt" style:font-size-asian="10.5pt" style:font-size-complex="10.5pt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list-style style:name="WWNum1" style:display-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Zandpour</meta:initial-creator>
    <dc:creator>Mohammad Zandpour</dc:creator>
    <meta:creation-date>2020-01-04T09:37:00Z</meta:creation-date>
    <dc:date>2020-01-20T12:03:00Z</dc:date>
    <meta:print-date>2020-01-20T12:03:00Z</meta:print-date>
    <meta:template xlink:href="Normal.dotm" xlink:type="simple"/>
    <meta:editing-cycles>10</meta:editing-cycles>
    <meta:editing-duration>PT0S</meta:editing-duration>
    <meta:document-statistic meta:page-count="1" meta:paragraph-count="7" meta:word-count="549" meta:character-count="4001" meta:row-count="28" meta:non-whitespace-character-count="3459"/>
  </office:meta>
</office:document-meta>
</file>